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sans-serif" svg:font-family="sans-serif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172e6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ubtitle">
      <style:text-properties officeooo:paragraph-rsid="001172e6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paragraph-rsid="001172e6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1164be" officeooo:paragraph-rsid="001164be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11b405" officeooo:paragraph-rsid="0011b405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7645c0" officeooo:paragraph-rsid="007645c0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781716" officeooo:paragraph-rsid="00781716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11b405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11b405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787590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end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11b405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fo:font-weight="normal" officeooo:rsid="0028a37e" officeooo:paragraph-rsid="0011b405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fo:font-variant="normal" fo:text-transform="none" fo:color="#161616" loext:opacity="100%" style:font-name="Liberation Serif" fo:font-size="12pt" fo:letter-spacing="normal" fo:font-style="normal" fo:font-weight="normal" officeooo:rsid="0075165e" officeooo:paragraph-rsid="0011b405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variant="normal" fo:text-transform="none" fo:color="#161616" loext:opacity="100%" style:font-name="Liberation Serif" fo:font-size="12pt" fo:letter-spacing="normal" fo:font-style="normal" fo:font-weight="normal" officeooo:rsid="00787590" officeooo:paragraph-rsid="00787590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variant="normal" fo:text-transform="none" fo:color="#161616" loext:opacity="100%" style:font-name="Liberation Serif" fo:font-size="12pt" fo:letter-spacing="normal" fo:font-style="normal" fo:font-weight="normal" officeooo:rsid="0079b8ab" officeooo:paragraph-rsid="0079b8ab" style:font-size-asian="12pt" style:font-weight-asian="normal" style:font-size-complex="12pt" style:font-weight-complex="normal"/>
    </style:style>
    <style:style style:name="P18" style:family="paragraph" style:parent-style-name="Title">
      <style:text-properties officeooo:rsid="001164be" officeooo:paragraph-rsid="001164be"/>
    </style:style>
    <style:style style:name="P19" style:family="paragraph" style:parent-style-name="Title">
      <style:text-properties officeooo:rsid="001164be" officeooo:paragraph-rsid="001172e6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1">
      <style:paragraph-properties fo:text-align="center" style:justify-single-word="false"/>
      <style:text-properties officeooo:paragraph-rsid="001172e6"/>
    </style:style>
    <style:style style:name="P22" style:family="paragraph" style:parent-style-name="List_20_Paragraph" style:list-style-name="WWNum1">
      <style:text-properties officeooo:paragraph-rsid="00809ea9"/>
    </style:style>
    <style:style style:name="P23" style:family="paragraph" style:parent-style-name="List_20_Paragraph" style:list-style-name="WWNum7">
      <style:text-properties officeooo:paragraph-rsid="00809ea9"/>
    </style:style>
    <style:style style:name="P24" style:family="paragraph" style:parent-style-name="List_20_Paragraph" style:list-style-name="WWNum6">
      <style:text-properties officeooo:paragraph-rsid="00809ea9"/>
    </style:style>
    <style:style style:name="P25" style:family="paragraph" style:parent-style-name="List_20_Paragraph" style:list-style-name="WWNum2">
      <style:text-properties officeooo:paragraph-rsid="00809ea9"/>
    </style:style>
    <style:style style:name="P26" style:family="paragraph" style:parent-style-name="List_20_Paragraph" style:list-style-name="WWNum2">
      <style:text-properties officeooo:rsid="0017f297" officeooo:paragraph-rsid="00809ea9"/>
    </style:style>
    <style:style style:name="P27" style:family="paragraph" style:parent-style-name="List_20_Paragraph" style:list-style-name="WWNum11">
      <style:text-properties officeooo:paragraph-rsid="00809ea9"/>
    </style:style>
    <style:style style:name="P28" style:family="paragraph" style:parent-style-name="List_20_Paragraph" style:list-style-name="WWNum8">
      <style:text-properties officeooo:paragraph-rsid="00809ea9"/>
    </style:style>
    <style:style style:name="P29" style:family="paragraph" style:parent-style-name="Standard">
      <style:paragraph-properties fo:text-align="center" style:justify-single-word="false"/>
      <style:text-properties officeooo:paragraph-rsid="00809ea9"/>
    </style:style>
    <style:style style:name="P30" style:family="paragraph" style:parent-style-name="Standard">
      <style:text-properties officeooo:paragraph-rsid="00809ea9"/>
    </style:style>
    <style:style style:name="P31" style:family="paragraph" style:parent-style-name="Text_20_body">
      <style:text-properties officeooo:paragraph-rsid="00809ea9"/>
    </style:style>
    <style:style style:name="P32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11b405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1172e6" style:font-size-asian="12pt" style:font-weight-asian="normal" style:font-size-complex="12pt" style:font-weight-complex="normal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fo:font-variant="normal" fo:text-transform="none" style:font-name="sans-serif" fo:font-size="18pt" fo:letter-spacing="normal" fo:font-style="normal" fo:font-weight="normal" officeooo:rsid="0011b405"/>
    </style:style>
    <style:style style:name="T3" style:family="text">
      <style:text-properties fo:font-variant="normal" fo:text-transform="none" style:font-name="sans-serif" fo:font-size="12pt" fo:letter-spacing="normal" fo:font-style="normal" fo:font-weight="normal" officeooo:rsid="007645c0" style:font-size-asian="12pt" style:font-size-complex="12pt"/>
    </style:style>
    <style:style style:name="T4" style:family="text">
      <style:text-properties fo:font-variant="normal" fo:text-transform="none" style:font-name="sans-serif" fo:font-size="12pt" fo:letter-spacing="normal" fo:font-style="normal" fo:font-weight="normal" officeooo:rsid="00720ff4" style:font-size-asian="12pt" style:font-size-complex="12pt"/>
    </style:style>
    <style:style style:name="T5" style:family="text">
      <style:text-properties fo:font-variant="normal" fo:text-transform="none" fo:color="#161616" loext:opacity="100%" style:font-name="Liberation Serif" fo:font-size="12pt" fo:letter-spacing="normal" fo:font-style="normal" fo:font-weight="normal" officeooo:rsid="0078759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161616" loext:opacity="100%" style:font-name="Liberation Serif" fo:font-size="12pt" fo:letter-spacing="normal" fo:font-style="normal" fo:font-weight="normal" officeooo:rsid="007bb8a0" style:font-size-asian="12pt" style:font-weight-asian="normal" style:font-size-complex="12pt" style:font-weight-complex="normal"/>
    </style:style>
    <style:style style:name="T7" style:family="text">
      <style:text-properties fo:font-size="12pt" officeooo:rsid="007645c0" style:font-size-asian="12pt" style:font-size-complex="12pt"/>
    </style:style>
    <style:style style:name="T8" style:family="text">
      <style:text-properties fo:font-size="12pt" officeooo:rsid="00787590" style:font-size-asian="12pt" style:font-size-complex="12pt"/>
    </style:style>
    <style:style style:name="T9" style:family="text">
      <style:text-properties fo:font-size="12pt" officeooo:rsid="00809ea9" style:font-size-asian="12pt" style:font-size-complex="12pt"/>
    </style:style>
    <style:style style:name="T10" style:family="text">
      <style:text-properties officeooo:rsid="007645c0"/>
    </style:style>
    <style:style style:name="T11" style:family="text">
      <style:text-properties officeooo:rsid="00787590"/>
    </style:style>
    <style:style style:name="T12" style:family="text">
      <style:text-properties officeooo:rsid="007bb8a0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7bb8a0" style:font-size-asian="14pt" style:font-weight-asian="bold" style:font-size-complex="14pt" style:font-weight-complex="bold"/>
    </style:style>
    <style:style style:name="T15" style:family="text">
      <style:text-properties officeooo:rsid="00197dcc"/>
    </style:style>
    <style:style style:name="T16" style:family="text">
      <style:text-properties officeooo:rsid="0017f297"/>
    </style:style>
    <style:style style:name="T17" style:family="text">
      <style:text-properties officeooo:rsid="00196443"/>
    </style:style>
    <style:style style:name="T18" style:family="text">
      <style:text-properties officeooo:rsid="00834e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Universidade Federal de Uberl<text:span text:style-name="T1">ândia</text:span></text:p>
      <text:p text:style-name="Subtitle">Bacharelado em sistemas de informação</text:p>
      <text:h text:style-name="P20" text:outline-level="1">Faculdade de computação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Trabal<text:span text:style-name="T11">ho matemática financeir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Uberlândia – MG</text:p>
      <text:p text:style-name="P19"><text:soft-page-break/>Universidade Federal de Uberl<text:span text:style-name="T1">ândia</text:span></text:p>
      <text:p text:style-name="P3">Bacharelado em sistemas de informação</text:p>
      <text:h text:style-name="P21" text:outline-level="1">Faculdade de computação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Maycon Douglas Batista dos Sant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3"/>
      <text:p text:style-name="P10"/>
      <text:p text:style-name="P10"><text:soft-page-break/>Objetivo</text:p>
      <text:p text:style-name="P12"><text:tab/><text:span text:style-name="T10">Realizar a análise econômico-financeira de três opções de investimentos </text:span><text:span text:style-name="T11">de ter carro próprio vs locação mensal anual</text:span><text:span text:style-name="T10">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4"/>
      <text:p text:style-name="P15"/>
      <text:p text:style-name="P15"/>
      <text:p text:style-name="Subtitle"><text:soft-page-break/><text:tab/>Premissas</text:p>
      <text:p text:style-name="P30"/>
      <text:p text:style-name="P30">Observações:</text:p>
      <text:list xml:id="list2023054721" text:style-name="WWNum1">
        <text:list-item>
          <text:p text:style-name="P22">Nesta análise utilizarei como base o carro ford fiesta sedan 1.0 8v flex 4p 2009 <text:span text:style-name="T15">para carro usado já como alugar </text:span>Mobi Like 1.0 Fire Flex 5p Mec <text:span text:style-name="T15">2021</text:span>.</text:p>
        </text:list-item>
        <text:list-item>
          <text:p text:style-name="P22">O carro andará cerca de 10 mil km por ano.</text:p>
        </text:list-item>
        <text:list-item>
          <text:p text:style-name="P22">Não será considerado o combustível pois para as duas opções os gastos serão os mesmos.</text:p>
        </text:list-item>
      </text:list>
      <text:p text:style-name="P30"/>
      <text:p text:style-name="P30">Carro próprio:</text:p>
      <text:list xml:id="list3498202586" text:style-name="WWNum7">
        <text:list-item>
          <text:p text:style-name="P23">I0 =</text:p>
        </text:list-item>
      </text:list>
      <text:list xml:id="list1257982287" text:style-name="WWNum6">
        <text:list-item>
          <text:p text:style-name="P24">Custo = R$ <text:span text:style-name="T16">22.500 tabela fipe</text:span></text:p>
        </text:list-item>
      </text:list>
      <text:list xml:id="list2977373121" text:style-name="WWNum2">
        <text:list-item>
          <text:p text:style-name="P25">IPVA = R$ <text:span text:style-name="T16">617.60</text:span></text:p>
        </text:list-item>
        <text:list-item>
          <text:p text:style-name="P25">Emplacamento R$ 246,81</text:p>
        </text:list-item>
        <text:list-item>
          <text:p text:style-name="P26">considerando que o carro seja comprado nas garagem de Uberlândia não possui frete.</text:p>
        </text:list-item>
        <text:list-item>
          <text:p text:style-name="P25">Licenciamento R$ 500,00</text:p>
        </text:list-item>
        <text:list-item>
          <text:p text:style-name="P25">I0 = R$ <text:span text:style-name="T17">23864</text:span></text:p>
        </text:list-item>
      </text:list>
      <text:p text:style-name="P30"/>
      <text:list xml:id="list235031983776410" text:continue-list="list3498202586" text:style-name="WWNum7">
        <text:list-item>
          <text:p text:style-name="P23">FC =</text:p>
        </text:list-item>
      </text:list>
      <text:list xml:id="list235030446006265" text:continue-list="list2977373121" text:style-name="WWNum2">
        <text:list-item>
          <text:p text:style-name="P25"><text:span text:style-name="T16">como o carro e usado foi averiguado e o seguro simples fica em torno de </text:span><text:s/>R$ <text:span text:style-name="T16">120 </text:span></text:p>
        </text:list-item>
        <text:list-item>
          <text:p text:style-name="P25">Revisões = 1. R$ <text:span text:style-name="T17">765</text:span>/ <text:s/>2. R$ <text:span text:style-name="T17">956</text:span> / 3. R$ <text:span text:style-name="T17">765</text:span> / 4. R$ <text:span text:style-name="T17">1051</text:span> / 5. R$ <text:span text:style-name="T17">821</text:span></text:p>
        </text:list-item>
        <text:list-item>
          <text:p text:style-name="P25">Impostos = R$ <text:span text:style-name="T17">617</text:span> (IPVA) + R$ 5,21 (DPVAT) + R$ 33,66 (TRLAV) = R$ <text:span text:style-name="T17">620</text:span></text:p>
        </text:list-item>
        <text:list-item>
          <text:p text:style-name="P25">Pneus (ano 3) = R$ 2.500,00</text:p>
        </text:list-item>
      </text:list>
      <text:p text:style-name="P30"/>
      <text:list xml:id="list235030627263127" text:continue-list="list235031983776410" text:style-name="WWNum7">
        <text:list-item>
          <text:p text:style-name="P23">Valor residual = R$ <text:span text:style-name="T17">16,279.20</text:span> (desvalorização de <text:span text:style-name="T17">20</text:span>% a.a.)</text:p>
        </text:list-item>
      </text:list>
      <text:p text:style-name="P30"/>
      <text:p text:style-name="P30"/>
      <text:p text:style-name="P30">Carro alugado:</text:p>
      <text:list xml:id="list2596665057" text:style-name="WWNum11">
        <text:list-item>
          <text:p text:style-name="P27">FC =</text:p>
        </text:list-item>
      </text:list>
      <text:list xml:id="list4225461592" text:style-name="WWNum8">
        <text:list-item>
          <text:p text:style-name="P28">60 parcelas mensais de R$ 1.699,00</text:p>
        </text:list-item>
      </text:list>
      <text:p text:style-name="P30"/>
      <text:p text:style-name="P29"/>
      <text:p text:style-name="P29"/>
      <text:p text:style-name="P29"/>
      <text:p text:style-name="P29"/>
      <text:p text:style-name="P29">Conclusão</text:p>
      <text:p text:style-name="P30"/>
      <text:p text:style-name="P30">Pelos cálculos feitos na planilha no cenário “carro próprio em detrimento de alugar carro” pode se concluir que o investimento e viável economicamente-financeiramente (melhor comprar o carro <text:span text:style-name="T18">usado </text:span>do que alugar).</text:p>
      <text:p text:style-name="P30"/>
      <text:p text:style-name="P30"/>
      <text:p text:style-name="P29">Referências</text:p>
      <text:p text:style-name="P30">Carro próprio:</text:p>
      <text:p text:style-name="P30"><text:a xlink:type="simple" xlink:href="https://www.autodashboard.com.br/renault-kwid-2023-financiamento/" text:style-name="Internet_20_link" text:visited-style-name="Visited_20_Internet_20_Link"><text:span text:style-name="Internet_20_link">https://www.autodashboard.com.br/renault-kwid-2023-financiamento/</text:span></text:a></text:p>
      <text:p text:style-name="P30"><text:a xlink:type="simple" xlink:href="https://www.renault.com.br/veiculos-de-passeio/kwid/versoes-e-precos.html" text:style-name="Internet_20_link" text:visited-style-name="Visited_20_Internet_20_Link"><text:span text:style-name="Internet_20_link">https://www.renault.com.br/veiculos-de-passeio/kwid/versoes-e-precos.html</text:span></text:a></text:p>
      <text:p text:style-name="P30"><text:a xlink:type="simple" xlink:href="https://luna.ac/seguro-carro/renault/kwid-zen-1-0-flex-12v-5p-mec" text:style-name="Internet_20_link" text:visited-style-name="Visited_20_Internet_20_Link"><text:span text:style-name="Internet_20_link">https://luna.ac/seguro-carro/renault/kwid-zen-1-0-flex-12v-5p-mec</text:span></text:a></text:p>
      <text:p text:style-name="P30"><text:a xlink:type="simple" xlink:href="https://luna.ac/ipva/2022/MG/automoveis/RENAULT/KWID%20ZEN%2010MT/2018" text:style-name="Internet_20_link" text:visited-style-name="Visited_20_Internet_20_Link"><text:span text:style-name="Internet_20_link">https://luna.ac/ipva/2022/MG/automoveis/RENAULT/KWID%20ZEN%2010MT/2018</text:span></text:a></text:p>
      <text:p text:style-name="P30"><text:a xlink:type="simple" xlink:href="https://www.noticiasautomotivas.com.br/revisao-renault-precos-e-detalhes/" text:style-name="Internet_20_link" text:visited-style-name="Visited_20_Internet_20_Link"><text:span text:style-name="Internet_20_link">https://www.noticiasautomotivas.com.br/revisao-renault-precos-e-detalhes/</text:span></text:a></text:p>
      <text:p text:style-name="P30"><text:soft-page-break/><text:a xlink:type="simple" xlink:href="https://www.detran.mg.gov.br/veiculos/taxas-ipva-seguro-dpvat/taxa-de-licenciamento-anual" text:style-name="Internet_20_link" text:visited-style-name="Visited_20_Internet_20_Link"><text:span text:style-name="Internet_20_link">https://www.detran.mg.gov.br/veiculos/taxas-ipva-seguro-dpvat/taxa-de-licenciamento-anual</text:span></text:a></text:p>
      <text:p text:style-name="P30"><text:span text:style-name="Internet_20_link">https://www.olhonocarro.com.br/</text:span></text:p>
      <text:p text:style-name="P30">https://www.bv.com.br/bv-inspira/parceiro-veiculos/como-calcular-depreciacao-de-veiculo</text:p>
      <text:p text:style-name="P30"/>
      <text:p text:style-name="P30">Aluguel:</text:p>
      <text:p text:style-name="P30">https://www.movidazerokm.com.br/assinatura/detalhes/Mobi-Fiat/ZA/001461-3?utm_source=google-ads_google-search&amp;utm_medium=search&amp;utm_campaign=wg_always_on_leads_conc_pf&amp;utm_content=google-ads_google-search_conc_pf&amp;utm_term=aluguel%20localiza%20mensal&amp;gclid=Cj0KCQiA_bieBhDSARIsADU4zLca5hxYy1p90cEFcZxWIwNVBoXI3aTyNu3uDYDDinNlIUaw65Jxa94aAkayEALw_wcB&amp;gclsrc=aw.ds</text:p>
      <text:p text:style-name="P31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8:56:52.430912626</meta:creation-date>
    <dc:date>2023-01-23T23:50:29.795993482</dc:date>
    <meta:editing-duration>P2DT11H13M55S</meta:editing-duration>
    <meta:editing-cycles>77</meta:editing-cycles>
    <meta:generator>LibreOffice/7.3.7.2$Linux_X86_64 LibreOffice_project/30$Build-2</meta:generator>
    <meta:document-statistic meta:table-count="0" meta:image-count="0" meta:object-count="0" meta:page-count="5" meta:paragraph-count="47" meta:word-count="288" meta:character-count="2444" meta:non-whitespace-character-count="2215"/>
  </office:meta>
</office:document-meta>
</file>